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 style:list-style-name="L1">
      <style:paragraph-properties fo:text-align="start" style:justify-single-word="false"/>
    </style:style>
    <style:style style:name="P4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ure or Whatever</text:h>
      <text:p text:style-name="P1"/>
      <text:p text:style-name="P2">When the player selects the menu option defined by the hook “<text:a xlink:type="simple" xlink:href="../SACanLayOrWhatever.html">CanCureOrWhatever</text:a>”, this hook will be called. <text:s/>This hook can do things such as modifying the character's hit points. <text:s/>It can also cause the character to:</text:p>
      <text:list xml:id="list37384269" text:style-name="L1">
        <text:list-item>
          <text:p text:style-name="P3">Cast a spell: <text:s/>By setting Hook Parameter[1] to the name of a spell and returning the value “CastSpell”, the engine will proceed as if the player had selected “Cast” followed by the selection of the named spell. <text:s/>Commonly, this will result in the player being offered a chance to select a target of the spell.</text:p>
        </text:list-item>
      </text:list>
      <text:p text:style-name="P2"/>
      <text:h text:style-name="Heading_20_1" text:outline-level="1">Context</text:h>
      <text:p text:style-name="Text_20_body"/>
      <text:p text:style-name="Text_20_body">Character – The character being viewed</text:p>
      <text:p text:style-name="Text_20_body">Class – the class of the character being viewed</text:p>
      <text:p text:style-name="Text_20_body"/>
      <text:h text:style-name="Heading_20_1" text:outline-level="1">Hook Parameters</text:h>
      <text:p text:style-name="Text_20_body">n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11-30T18:20:23.39</meta:creation-date>
    <dc:date>2013-08-22T17:24:28.07</dc:date>
    <dc:creator>Paul Stevens</dc:creator>
    <meta:editing-duration>PT00H08M56S</meta:editing-duration>
    <meta:editing-cycles>2</meta:editing-cycles>
    <meta:generator>OpenOffice.org/3.2$Win32 OpenOffice.org_project/320m18$Build-9502</meta:generator>
    <meta:document-statistic meta:table-count="0" meta:image-count="0" meta:object-count="0" meta:page-count="1" meta:paragraph-count="8" meta:word-count="117" meta:character-count="650"/>
  </office:meta>
</office:document-meta>
</file>